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595745" calcext:value-type="float">
            <text:p>0,595745</text:p>
          </table:table-cell>
          <table:table-cell/>
          <table:table-cell table:formula="of:=[.B1]" office:value-type="float" office:value="0.595745" calcext:value-type="float">
            <text:p>0,595745</text:p>
          </table:table-cell>
          <table:table-cell table:formula="of:=[.B2]" office:value-type="float" office:value="0.000267" calcext:value-type="float">
            <text:p>0,000267</text:p>
          </table:table-cell>
          <table:table-cell table:formula="of:=[.B3]" office:value-type="float" office:value="0.596025" calcext:value-type="float">
            <text:p>0,59602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67" calcext:value-type="float">
            <text:p>0,000267</text:p>
          </table:table-cell>
          <table:table-cell/>
          <table:table-cell table:formula="of:=[.B5]" office:value-type="float" office:value="0.44044" calcext:value-type="float">
            <text:p>0,44044</text:p>
          </table:table-cell>
          <table:table-cell table:formula="of:=[.B6]" office:value-type="float" office:value="0.00013" calcext:value-type="float">
            <text:p>0,00013</text:p>
          </table:table-cell>
          <table:table-cell table:formula="of:=[.B7]" office:value-type="float" office:value="0.440579" calcext:value-type="float">
            <text:p>0,44057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96025" calcext:value-type="float">
            <text:p>0,596025</text:p>
          </table:table-cell>
          <table:table-cell/>
          <table:table-cell table:formula="of:=[.B9]" office:value-type="float" office:value="0.428111" calcext:value-type="float">
            <text:p>0,428111</text:p>
          </table:table-cell>
          <table:table-cell table:formula="of:=[.B10]" office:value-type="float" office:value="0.000136" calcext:value-type="float">
            <text:p>0,000136</text:p>
          </table:table-cell>
          <table:table-cell table:formula="of:=[.B11]" office:value-type="float" office:value="0.428259" calcext:value-type="float">
            <text:p>0,428259</text:p>
          </table:table-cell>
        </table:table-row>
        <table:table-row table:style-name="ro1">
          <table:table-cell table:number-columns-repeated="3"/>
          <table:table-cell table:formula="of:=[.B13]" office:value-type="float" office:value="0.456259" calcext:value-type="float">
            <text:p>0,456259</text:p>
          </table:table-cell>
          <table:table-cell table:formula="of:=[.B14]" office:value-type="float" office:value="0.00014" calcext:value-type="float">
            <text:p>0,00014</text:p>
          </table:table-cell>
          <table:table-cell table:formula="of:=[.B15]" office:value-type="float" office:value="0.456411" calcext:value-type="float">
            <text:p>0,456411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4044" calcext:value-type="float">
            <text:p>0,44044</text:p>
          </table:table-cell>
          <table:table-cell/>
          <table:table-cell table:formula="of:=[.B17]" office:value-type="float" office:value="0.399141" calcext:value-type="float">
            <text:p>0,399141</text:p>
          </table:table-cell>
          <table:table-cell table:formula="of:=[.B18]" office:value-type="float" office:value="0.000312" calcext:value-type="float">
            <text:p>0,000312</text:p>
          </table:table-cell>
          <table:table-cell table:formula="of:=[.B19]" office:value-type="float" office:value="0.399466" calcext:value-type="float">
            <text:p>0,39946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3" calcext:value-type="float">
            <text:p>0,00013</text:p>
          </table:table-cell>
          <table:table-cell/>
          <table:table-cell table:formula="of:=[.B21]" office:value-type="float" office:value="0.397926" calcext:value-type="float">
            <text:p>0,397926</text:p>
          </table:table-cell>
          <table:table-cell table:formula="of:=[.B22]" office:value-type="float" office:value="0.000221" calcext:value-type="float">
            <text:p>0,000221</text:p>
          </table:table-cell>
          <table:table-cell table:formula="of:=[.B23]" office:value-type="float" office:value="0.398159" calcext:value-type="float">
            <text:p>0,39815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40579" calcext:value-type="float">
            <text:p>0,440579</text:p>
          </table:table-cell>
          <table:table-cell/>
          <table:table-cell table:formula="of:=[.B25]" office:value-type="float" office:value="0.433757" calcext:value-type="float">
            <text:p>0,433757</text:p>
          </table:table-cell>
          <table:table-cell table:formula="of:=[.B26]" office:value-type="float" office:value="0.000174" calcext:value-type="float">
            <text:p>0,000174</text:p>
          </table:table-cell>
          <table:table-cell table:formula="of:=[.B27]" office:value-type="float" office:value="0.433943" calcext:value-type="float">
            <text:p>0,433943</text:p>
          </table:table-cell>
        </table:table-row>
        <table:table-row table:style-name="ro1">
          <table:table-cell table:number-columns-repeated="3"/>
          <table:table-cell table:formula="of:=[.B29]" office:value-type="float" office:value="0.427842" calcext:value-type="float">
            <text:p>0,427842</text:p>
          </table:table-cell>
          <table:table-cell table:formula="of:=[.B30]" office:value-type="float" office:value="0.000699" calcext:value-type="float">
            <text:p>0,000699</text:p>
          </table:table-cell>
          <table:table-cell table:formula="of:=[.B31]" office:value-type="float" office:value="0.428557" calcext:value-type="float">
            <text:p>0,428557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28111" calcext:value-type="float">
            <text:p>0,428111</text:p>
          </table:table-cell>
          <table:table-cell/>
          <table:table-cell table:formula="of:=[.B33]" office:value-type="float" office:value="0.168952" calcext:value-type="float">
            <text:p>0,168952</text:p>
          </table:table-cell>
          <table:table-cell table:formula="of:=[.B34]" office:value-type="float" office:value="0.000199" calcext:value-type="float">
            <text:p>0,000199</text:p>
          </table:table-cell>
          <table:table-cell table:formula="of:=[.B35]" office:value-type="float" office:value="0.169162" calcext:value-type="float">
            <text:p>0,16916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36" calcext:value-type="float">
            <text:p>0,000136</text:p>
          </table:table-cell>
          <table:table-cell/>
          <table:table-cell table:formula="of:=[.B37]" office:value-type="float" office:value="0.482088" calcext:value-type="float">
            <text:p>0,482088</text:p>
          </table:table-cell>
          <table:table-cell table:formula="of:=[.B38]" office:value-type="float" office:value="0.000227" calcext:value-type="float">
            <text:p>0,000227</text:p>
          </table:table-cell>
          <table:table-cell table:formula="of:=[.B39]" office:value-type="float" office:value="0.482325" calcext:value-type="float">
            <text:p>0,48232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28259" calcext:value-type="float">
            <text:p>0,428259</text:p>
          </table:table-cell>
          <table:table-cell/>
          <table:table-cell table:formula="of:=[.B41]" office:value-type="float" office:value="0.522281" calcext:value-type="float">
            <text:p>0,522281</text:p>
          </table:table-cell>
          <table:table-cell table:formula="of:=[.B42]" office:value-type="float" office:value="0.000129" calcext:value-type="float">
            <text:p>0,000129</text:p>
          </table:table-cell>
          <table:table-cell table:formula="of:=[.B43]" office:value-type="float" office:value="0.522421" calcext:value-type="float">
            <text:p>0,5224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56259" calcext:value-type="float">
            <text:p>0,456259</text:p>
          </table:table-cell>
          <table:table-cell/>
          <table:table-cell table:formula="of:=SMALL([.D$1:.D$11];1)" office:value-type="float" office:value="0.168952" calcext:value-type="float">
            <text:p>0,168952</text:p>
          </table:table-cell>
          <table:table-cell table:formula="of:=SMALL([.E$1:.E$11];1)" office:value-type="float" office:value="0.000129" calcext:value-type="float">
            <text:p>0,000129</text:p>
          </table:table-cell>
          <table:table-cell table:formula="of:=SMALL([.F$1:.F$11];1)" office:value-type="float" office:value="0.169162" calcext:value-type="float">
            <text:p>0,16916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4" calcext:value-type="float">
            <text:p>0,00014</text:p>
          </table:table-cell>
          <table:table-cell/>
          <table:table-cell table:formula="of:=SMALL([.D$1:.D$11];2)" office:value-type="float" office:value="0.397926" calcext:value-type="float">
            <text:p>0,397926</text:p>
          </table:table-cell>
          <table:table-cell table:formula="of:=SMALL([.E$1:.E$11];2)" office:value-type="float" office:value="0.00013" calcext:value-type="float">
            <text:p>0,00013</text:p>
          </table:table-cell>
          <table:table-cell table:formula="of:=SMALL([.F$1:.F$11];2)" office:value-type="float" office:value="0.398159" calcext:value-type="float">
            <text:p>0,39815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56411" calcext:value-type="float">
            <text:p>0,456411</text:p>
          </table:table-cell>
          <table:table-cell/>
          <table:table-cell table:formula="of:=SMALL([.D$1:.D$11];3)" office:value-type="float" office:value="0.399141" calcext:value-type="float">
            <text:p>0,399141</text:p>
          </table:table-cell>
          <table:table-cell table:formula="of:=SMALL([.E$1:.E$11];3)" office:value-type="float" office:value="0.000136" calcext:value-type="float">
            <text:p>0,000136</text:p>
          </table:table-cell>
          <table:table-cell table:formula="of:=SMALL([.F$1:.F$11];3)" office:value-type="float" office:value="0.399466" calcext:value-type="float">
            <text:p>0,399466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427842" calcext:value-type="float">
            <text:p>0,427842</text:p>
          </table:table-cell>
          <table:table-cell table:formula="of:=SMALL([.E$1:.E$11];4)" office:value-type="float" office:value="0.00014" calcext:value-type="float">
            <text:p>0,00014</text:p>
          </table:table-cell>
          <table:table-cell table:formula="of:=SMALL([.F$1:.F$11];4)" office:value-type="float" office:value="0.428259" calcext:value-type="float">
            <text:p>0,428259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399141" calcext:value-type="float">
            <text:p>0,399141</text:p>
          </table:table-cell>
          <table:table-cell/>
          <table:table-cell table:formula="of:=SMALL([.D$1:.D$11];5)" office:value-type="float" office:value="0.428111" calcext:value-type="float">
            <text:p>0,428111</text:p>
          </table:table-cell>
          <table:table-cell table:formula="of:=SMALL([.E$1:.E$11];5)" office:value-type="float" office:value="0.000174" calcext:value-type="float">
            <text:p>0,000174</text:p>
          </table:table-cell>
          <table:table-cell table:formula="of:=SMALL([.F$1:.F$11];5)" office:value-type="float" office:value="0.428557" calcext:value-type="float">
            <text:p>0,42855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12" calcext:value-type="float">
            <text:p>0,000312</text:p>
          </table:table-cell>
          <table:table-cell/>
          <table:table-cell table:formula="of:=AVERAGE([.D13:.D17])" office:value-type="float" office:value="0.3643944" calcext:value-type="float">
            <text:p>0,3643944</text:p>
          </table:table-cell>
          <table:table-cell table:formula="of:=AVERAGE([.E13:.E17])" office:value-type="float" office:value="0.0001418" calcext:value-type="float">
            <text:p>0,0001418</text:p>
          </table:table-cell>
          <table:table-cell table:formula="of:=AVERAGE([.F13:.F17])" office:value-type="float" office:value="0.3647206" calcext:value-type="float">
            <text:p>0,364720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399466" calcext:value-type="float">
            <text:p>0,39946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397926" calcext:value-type="float">
            <text:p>0,397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21" calcext:value-type="float">
            <text:p>0,000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398159" calcext:value-type="float">
            <text:p>0,39815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33757" calcext:value-type="float">
            <text:p>0,433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74" calcext:value-type="float">
            <text:p>0,000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33943" calcext:value-type="float">
            <text:p>0,43394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27842" calcext:value-type="float">
            <text:p>0,427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99" calcext:value-type="float">
            <text:p>0,000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28557" calcext:value-type="float">
            <text:p>0,42855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68952" calcext:value-type="float">
            <text:p>0,168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9" calcext:value-type="float">
            <text:p>0,000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69162" calcext:value-type="float">
            <text:p>0,16916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82088" calcext:value-type="float">
            <text:p>0,482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27" calcext:value-type="float">
            <text:p>0,000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82325" calcext:value-type="float">
            <text:p>0,4823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22281" calcext:value-type="float">
            <text:p>0,522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29" calcext:value-type="float">
            <text:p>0,000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22421" calcext:value-type="float">
            <text:p>0,5224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22634" calcext:value-type="float">
            <text:p>0,522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25" calcext:value-type="float">
            <text:p>0,000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23073" calcext:value-type="float">
            <text:p>0,52307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36041" calcext:value-type="float">
            <text:p>0,436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3" calcext:value-type="float">
            <text:p>0,000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36284" calcext:value-type="float">
            <text:p>0,43628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649638" calcext:value-type="float">
            <text:p>0,649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39" calcext:value-type="float">
            <text:p>0,000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649789" calcext:value-type="float">
            <text:p>0,64978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398248" calcext:value-type="float">
            <text:p>0,398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79" calcext:value-type="float">
            <text:p>0,000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398539" calcext:value-type="float">
            <text:p>0,398539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440239857142857" calcext:value-type="float">
            <text:p>0,440239857142857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245928571428571" calcext:value-type="float">
            <text:p>0,000245928571429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440497642857143" calcext:value-type="float">
            <text:p>0,4404976428571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2:45.5323490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3:37.646553623</dc:date>
    <meta:editing-duration>PT16M26S</meta:editing-duration>
    <meta:editing-cycles>15</meta:editing-cycles>
    <meta:generator>LibreOffice/6.2.5.2$Linux_X86_64 LibreOffice_project/20$Build-2</meta:generator>
    <meta:document-statistic meta:table-count="1" meta:cell-count="144" meta:object-count="0"/>
  </office:meta>
</office:document-meta>
</file>